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Versiebeheer" style:family="table">
      <style:table-properties style:width="6.691in" table:align="left"/>
    </style:style>
    <style:style style:name="Versiebeheer.A" style:family="table-column">
      <style:table-column-properties style:column-width="0.6889in"/>
    </style:style>
    <style:style style:name="Versiebeheer.B" style:family="table-column">
      <style:table-column-properties style:column-width="1.8111in"/>
    </style:style>
    <style:style style:name="Versiebeheer.C" style:family="table-column">
      <style:table-column-properties style:column-width="1.875in"/>
    </style:style>
    <style:style style:name="Versiebeheer.D" style:family="table-column">
      <style:table-column-properties style:column-width="2.316in"/>
    </style:style>
    <style:style style:name="Versiebeheer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Versiebeheer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Versiebeheer.4" style:family="table-row">
      <style:table-row-properties style:min-row-height="0.2139in"/>
    </style:style>
    <style:style style:name="Versiebeheer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  <style:text-properties officeooo:paragraph-rsid="000688d5"/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  <style:text-properties officeooo:paragraph-rsid="000688d5"/>
    </style:style>
    <style:style style:name="P4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  <style:text-properties officeooo:paragraph-rsid="000688d5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Heading">
      <style:paragraph-properties fo:break-before="page"/>
      <style:text-properties officeooo:paragraph-rsid="000688d5"/>
    </style:style>
    <style:style style:name="P7" style:family="paragraph" style:parent-style-name="Footer">
      <style:text-properties officeooo:rsid="002f0ad1" officeooo:paragraph-rsid="000688d5"/>
    </style:style>
    <style:style style:name="P8" style:family="paragraph" style:parent-style-name="Heading_20_1">
      <style:text-properties fo:color="#000000" loext:opacity="100%" style:font-name="Ubuntu" fo:language="nl" fo:country="NL" officeooo:rsid="000d50a6" officeooo:paragraph-rsid="000688d5"/>
    </style:style>
    <style:style style:name="P9" style:family="paragraph" style:parent-style-name="Heading_20_1">
      <style:text-properties fo:color="#000000" loext:opacity="100%" style:font-name="Ubuntu" fo:language="nl" fo:country="NL" officeooo:rsid="002f0ad1" officeooo:paragraph-rsid="000688d5"/>
    </style:style>
    <style:style style:name="P10" style:family="paragraph" style:parent-style-name="Heading_20_2">
      <style:text-properties fo:color="#000000" loext:opacity="100%" style:font-name="Ubuntu" fo:language="nl" fo:country="NL" officeooo:rsid="000d50a6" officeooo:paragraph-rsid="000688d5"/>
    </style:style>
    <style:style style:name="P11" style:family="paragraph" style:parent-style-name="Heading_20_2">
      <style:text-properties style:font-name="Ubuntu" fo:language="nl" fo:country="NL" officeooo:rsid="00131942" officeooo:paragraph-rsid="000688d5"/>
    </style:style>
    <style:style style:name="P12" style:family="paragraph" style:parent-style-name="Heading_20_2">
      <style:text-properties style:font-name="Ubuntu" fo:language="nl" fo:country="NL" officeooo:rsid="002bf918" officeooo:paragraph-rsid="000688d5"/>
    </style:style>
    <style:style style:name="P13" style:family="paragraph" style:parent-style-name="Heading_20_2">
      <style:text-properties style:font-name="Ubuntu" fo:language="nl" fo:country="NL" officeooo:paragraph-rsid="000688d5"/>
    </style:style>
    <style:style style:name="P14" style:family="paragraph" style:parent-style-name="Heading_20_2">
      <style:paragraph-properties fo:break-before="page"/>
      <style:text-properties officeooo:paragraph-rsid="000688d5"/>
    </style:style>
    <style:style style:name="P15" style:family="paragraph" style:parent-style-name="Heading_20_3">
      <style:text-properties style:font-name="Ubuntu" fo:language="nl" fo:country="NL" officeooo:paragraph-rsid="000688d5"/>
    </style:style>
    <style:style style:name="P16" style:family="paragraph" style:parent-style-name="Heading_20_4">
      <style:text-properties style:font-name="Ubuntu" fo:language="nl" fo:country="NL" officeooo:paragraph-rsid="000688d5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2a8" officeooo:paragraph-rsid="000688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7521" officeooo:paragraph-rsid="000688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text-properties officeooo:rsid="000688d5" officeooo:paragraph-rsid="000688d5"/>
    </style:style>
    <style:style style:name="P20" style:family="paragraph" style:parent-style-name="Text_20_body">
      <style:paragraph-properties fo:text-align="end" style:justify-single-word="false"/>
      <style:text-properties officeooo:rsid="003032a8" officeooo:paragraph-rsid="000688d5"/>
    </style:style>
    <style:style style:name="P21" style:family="paragraph" style:parent-style-name="Text_20_body">
      <style:text-properties fo:color="#000000" loext:opacity="100%" style:font-name="Ubuntu" fo:language="nl" fo:country="NL" officeooo:rsid="003032a8" officeooo:paragraph-rsid="000688d5"/>
    </style:style>
    <style:style style:name="P22" style:family="paragraph" style:parent-style-name="Text_20_body">
      <style:paragraph-properties fo:break-before="page"/>
      <style:text-properties fo:color="#000000" loext:opacity="100%" style:font-name="Ubuntu" fo:language="nl" fo:country="NL" officeooo:rsid="003032a8" officeooo:paragraph-rsid="000688d5"/>
    </style:style>
    <style:style style:name="P23" style:family="paragraph" style:parent-style-name="Text_20_body">
      <style:text-properties fo:font-variant="normal" fo:text-transform="none" fo:color="#000000" loext:opacity="100%" style:font-name="Ubuntu" fo:font-size="13.5pt" fo:letter-spacing="normal" fo:language="nl" fo:country="NL" fo:font-style="normal" fo:font-weight="normal" officeooo:paragraph-rsid="000688d5"/>
    </style:style>
    <style:style style:name="P24" style:family="paragraph" style:parent-style-name="Text_20_body">
      <style:text-properties fo:font-variant="normal" fo:text-transform="none" fo:color="#000000" loext:opacity="100%" style:font-name="Ubuntu" fo:font-size="12pt" fo:letter-spacing="normal" fo:language="nl" fo:country="NL" fo:font-style="normal" fo:font-weight="normal" officeooo:rsid="000ed07e" officeooo:paragraph-rsid="000688d5" style:font-size-asian="12pt" style:font-size-complex="12pt"/>
    </style:style>
    <style:style style:name="P25" style:family="paragraph" style:parent-style-name="Text_20_body">
      <style:text-properties fo:font-variant="normal" fo:text-transform="none" fo:color="#000000" loext:opacity="100%" style:font-name="Ubuntu" fo:font-size="12pt" fo:letter-spacing="normal" fo:language="nl" fo:country="NL" fo:font-style="normal" fo:font-weight="normal" officeooo:paragraph-rsid="000688d5" style:font-size-asian="12pt" style:font-size-complex="12pt"/>
    </style:style>
    <style:style style:name="P26" style:family="paragraph" style:parent-style-name="Text_20_body">
      <style:text-properties fo:font-variant="normal" fo:text-transform="none" style:font-name="Ubuntu" fo:letter-spacing="normal" fo:language="nl" fo:country="NL" fo:font-style="normal" fo:font-weight="normal" officeooo:rsid="0016307f" officeooo:paragraph-rsid="000688d5" loext:padding="0in" loext:border="none"/>
    </style:style>
    <style:style style:name="P27" style:family="paragraph" style:parent-style-name="Text_20_body">
      <style:text-properties style:font-name="Ubuntu" fo:language="nl" fo:country="NL" officeooo:rsid="0016307f" officeooo:paragraph-rsid="000688d5"/>
    </style:style>
    <style:style style:name="P28" style:family="paragraph" style:parent-style-name="Text_20_body">
      <style:text-properties style:font-name="Ubuntu" fo:language="nl" fo:country="NL" officeooo:rsid="00229e05" officeooo:paragraph-rsid="000688d5"/>
    </style:style>
    <style:style style:name="P29" style:family="paragraph" style:parent-style-name="Text_20_body">
      <style:text-properties style:font-name="Ubuntu" fo:language="nl" fo:country="NL" officeooo:rsid="003a96ab" officeooo:paragraph-rsid="000688d5"/>
    </style:style>
    <style:style style:name="P30" style:family="paragraph" style:parent-style-name="Text_20_body">
      <style:text-properties style:font-name="Ubuntu" fo:language="nl" fo:country="NL" officeooo:rsid="002cc6c1" officeooo:paragraph-rsid="000688d5"/>
    </style:style>
    <style:style style:name="P31" style:family="paragraph" style:parent-style-name="Text_20_body">
      <style:text-properties style:font-name="Ubuntu" fo:language="nl" fo:country="NL" fo:font-weight="normal" officeooo:rsid="002cc6c1" officeooo:paragraph-rsid="000688d5" style:font-weight-asian="normal" style:font-weight-complex="normal"/>
    </style:style>
    <style:style style:name="P32" style:family="paragraph" style:parent-style-name="Text_20_body">
      <style:text-properties style:font-name="Ubuntu" fo:language="nl" fo:country="NL" officeooo:rsid="002e63d1" officeooo:paragraph-rsid="000688d5"/>
    </style:style>
    <style:style style:name="P33" style:family="paragraph" style:parent-style-name="Text_20_body">
      <style:text-properties style:font-name="Ubuntu" fo:language="nl" fo:country="NL" officeooo:paragraph-rsid="000688d5"/>
    </style:style>
    <style:style style:name="P34" style:family="paragraph" style:parent-style-name="Text_20_body">
      <style:text-properties officeooo:paragraph-rsid="000688d5"/>
    </style:style>
    <style:style style:name="P35" style:family="paragraph" style:parent-style-name="Text_20_body">
      <style:paragraph-properties fo:break-before="page"/>
      <style:text-properties officeooo:paragraph-rsid="000688d5"/>
    </style:style>
    <style:style style:name="P36" style:family="paragraph" style:parent-style-name="Title">
      <style:text-properties officeooo:paragraph-rsid="000688d5"/>
    </style:style>
    <style:style style:name="P37" style:family="paragraph" style:parent-style-name="Title">
      <style:text-properties officeooo:rsid="000688d5" officeooo:paragraph-rsid="000688d5"/>
    </style:style>
    <style:style style:name="T1" style:family="text">
      <style:text-properties officeooo:rsid="000d50a6"/>
    </style:style>
    <style:style style:name="T2" style:family="text">
      <style:text-properties officeooo:rsid="0039599b"/>
    </style:style>
    <style:style style:name="T3" style:family="text">
      <style:text-properties officeooo:rsid="003a96ab"/>
    </style:style>
    <style:style style:name="T4" style:family="text">
      <style:text-properties officeooo:rsid="003d7521"/>
    </style:style>
    <style:style style:name="T5" style:family="text">
      <style:text-properties officeooo:rsid="002f0ad1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37bb94" style:font-size-asian="12pt" style:font-size-complex="12pt"/>
    </style:style>
    <style:style style:name="T8" style:family="text">
      <style:text-properties fo:font-size="12pt" officeooo:rsid="000d50a6" style:font-size-asian="12pt" style:font-size-complex="12pt"/>
    </style:style>
    <style:style style:name="T9" style:family="text">
      <style:text-properties fo:font-size="12pt" officeooo:rsid="002e9a38" style:font-size-asian="12pt" style:font-size-complex="12pt"/>
    </style:style>
    <style:style style:name="T10" style:family="text">
      <style:text-properties fo:font-size="12pt" fo:font-weight="bold" officeooo:rsid="0037bb94" style:font-size-asian="12pt" style:font-weight-asian="bold" style:font-size-complex="12pt" style:font-weight-complex="bold"/>
    </style:style>
    <style:style style:name="T11" style:family="text">
      <style:text-properties officeooo:rsid="000f5568"/>
    </style:style>
    <style:style style:name="T12" style:family="text">
      <style:text-properties officeooo:rsid="002e9a38"/>
    </style:style>
    <style:style style:name="T13" style:family="text">
      <style:text-properties officeooo:rsid="0014724e"/>
    </style:style>
    <style:style style:name="T14" style:family="text">
      <style:text-properties officeooo:rsid="001539b3"/>
    </style:style>
    <style:style style:name="T15" style:family="text">
      <style:text-properties officeooo:rsid="0016307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letter-spacing="normal" fo:font-style="normal" fo:font-weight="normal" loext:padding="0in" loext:border="none"/>
    </style:style>
    <style:style style:name="T18" style:family="text">
      <style:text-properties fo:font-variant="normal" fo:text-transform="none" fo:letter-spacing="normal" fo:font-style="normal" fo:font-weight="normal" officeooo:rsid="00194c60" loext:padding="0in" loext:border="none"/>
    </style:style>
    <style:style style:name="T19" style:family="text">
      <style:text-properties fo:font-variant="normal" fo:text-transform="none" fo:letter-spacing="normal" fo:font-style="normal" fo:font-weight="normal" style:font-weight-asian="normal" style:font-weight-complex="normal" loext:padding="0in" loext:border="none"/>
    </style:style>
    <style:style style:name="T20" style:family="text">
      <style:text-properties fo:font-variant="normal" fo:text-transform="none" fo:letter-spacing="normal" fo:font-style="normal" fo:font-weight="normal" officeooo:rsid="00194c60" style:font-weight-asian="normal" style:font-weight-complex="normal" loext:padding="0in" loext:border="none"/>
    </style:style>
    <style:style style:name="T21" style:family="text">
      <style:text-properties fo:font-variant="normal" fo:text-transform="none" fo:letter-spacing="normal" fo:font-style="normal" fo:font-weight="normal" officeooo:rsid="001a78db" loext:padding="0in" loext:border="none"/>
    </style:style>
    <style:style style:name="T22" style:family="text">
      <style:text-properties fo:font-variant="normal" fo:text-transform="none" fo:letter-spacing="normal" fo:font-style="normal" fo:font-weight="bold" style:font-weight-asian="bold" style:font-weight-complex="bold" loext:padding="0in" loext:border="none"/>
    </style:style>
    <style:style style:name="T23" style:family="text">
      <style:text-properties officeooo:rsid="00284c70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fo:font-weight="normal" style:font-weight-asian="normal" style:font-weight-complex="normal"/>
    </style:style>
    <style:style style:name="T26" style:family="text">
      <style:text-properties fo:color="#000000" loext:opacity="100%" fo:font-weight="normal" officeooo:rsid="002e9a38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6307f" style:font-weight-asian="normal" style:font-weight-complex="normal"/>
    </style:style>
    <style:style style:name="T29" style:family="text">
      <style:text-properties officeooo:rsid="003032a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bookmark-start text:name="__RefHeading___Toc1580_36712263891"/>Voorblad<text:bookmark-end text:name="__RefHeading___Toc1580_36712263891"/></text:p>
      <text:h text:style-name="P8" text:outline-level="1"/>
      <text:h text:style-name="P8" text:outline-level="1"/>
      <text:p text:style-name="P20"/>
      <text:h text:style-name="P9" text:outline-level="1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/>
      <text:p text:style-name="P36"><text:bookmark-start text:name="__RefHeading___Toc1582_3671226389"/>Versiebeheer<text:bookmark-end text:name="__RefHeading___Toc1582_3671226389"/></text:p>
      <table:table table:name="Versiebeheer" table:style-name="Versiebeheer" table:template-name="Academic">
        <table:table-column table:style-name="Versiebeheer.A"/>
        <table:table-column table:style-name="Versiebeheer.B"/>
        <table:table-column table:style-name="Versiebeheer.C"/>
        <table:table-column table:style-name="Versiebeheer.D"/>
        <table:table-row>
          <table:table-cell table:style-name="Versiebeheer.A1" office:value-type="string">
            <text:p text:style-name="P17">Versie</text:p>
          </table:table-cell>
          <table:table-cell table:style-name="Versiebeheer.A1" office:value-type="string">
            <text:p text:style-name="P17">Datum van aanpassing</text:p>
          </table:table-cell>
          <table:table-cell table:style-name="Versiebeheer.A1" office:value-type="string">
            <text:p text:style-name="P17">Naam aanpasser</text:p>
          </table:table-cell>
          <table:table-cell table:style-name="Versiebeheer.A1" office:value-type="string">
            <text:p text:style-name="P17">Wijziging</text:p>
          </table:table-cell>
        </table:table-row>
        <table:table-row>
          <table:table-cell table:style-name="Versiebeheer.A2" office:value-type="string">
            <text:p text:style-name="P17"/>
          </table:table-cell>
          <table:table-cell table:style-name="Versiebeheer.A2" office:value-type="string">
            <text:p text:style-name="P17"/>
          </table:table-cell>
          <table:table-cell table:style-name="Versiebeheer.A2" office:value-type="string">
            <text:p text:style-name="P17"/>
          </table:table-cell>
          <table:table-cell table:style-name="Versiebeheer.A2" office:value-type="string">
            <text:p text:style-name="P17"/>
          </table:table-cell>
        </table:table-row>
        <table:table-row>
          <table:table-cell table:style-name="Versiebeheer.A2" office:value-type="string">
            <text:p text:style-name="P17"/>
          </table:table-cell>
          <table:table-cell table:style-name="Versiebeheer.A2" office:value-type="string">
            <text:p text:style-name="P17"/>
          </table:table-cell>
          <table:table-cell table:style-name="Versiebeheer.A2" office:value-type="string">
            <text:p text:style-name="P17"/>
          </table:table-cell>
          <table:table-cell table:style-name="Versiebeheer.A2" office:value-type="string">
            <text:p text:style-name="P17"/>
          </table:table-cell>
        </table:table-row>
        <table:table-row table:style-name="Versiebeheer.4">
          <table:table-cell table:style-name="Versiebeheer.A4" office:value-type="string">
            <text:p text:style-name="P18"/>
          </table:table-cell>
          <table:table-cell table:style-name="Versiebeheer.A4" office:value-type="string">
            <text:p text:style-name="P18"/>
          </table:table-cell>
          <table:table-cell table:style-name="Versiebeheer.A4" office:value-type="string">
            <text:p text:style-name="P18"/>
          </table:table-cell>
          <table:table-cell table:style-name="Versiebeheer.A4" office:value-type="string">
            <text:p text:style-name="P18"/>
          </table:table-cell>
        </table:table-row>
      </table:table>
      <text:p text:style-name="P2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2"><text:a xlink:type="simple" xlink:href="#__RefHeading___Toc1604_3671226389" text:style-name="Index_20_Link" text:visited-style-name="Index_20_Link">Bronnen<text:tab/>5</text:a></text:p>
        </text:index-body>
      </text:table-of-content>
      <text:p text:style-name="P21"/>
      <text:p text:style-name="P22"/>
      <text:h text:style-name="P14" text:outline-level="2"><text:bookmark-start text:name="__RefHeading___Toc1604_3671226389"/>Bronnen<text:bookmark-end text:name="__RefHeading___Toc1604_3671226389"/></text:h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000000" loext:opacity="100%" style:font-name="Ubuntu" fo:font-family="Ubuntu" style:font-pitch="variable" fo:font-size="16pt" fo:language="nl" fo:country="NL" fo:font-weight="bold" officeooo:rsid="00103784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Ubuntu" fo:font-family="Ubuntu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Ubuntu" fo:font-family="Ubuntu" style:font-pitch="variable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Footer">
      <style:text-properties officeooo:rsid="002f0ad1" officeooo:paragraph-rsid="000688d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Benjamin Shawki - 1096865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2:37:40.378884619</meta:creation-date>
    <dc:date>2023-05-12T12:41:50.086872195</dc:date>
    <meta:editing-duration>PT4M9S</meta:editing-duration>
    <meta:editing-cycles>1</meta:editing-cycles>
    <meta:document-statistic meta:table-count="1" meta:image-count="0" meta:object-count="0" meta:page-count="5" meta:paragraph-count="10" meta:word-count="20" meta:character-count="130" meta:non-whitespace-character-count="119"/>
    <meta:generator>LibreOffice/7.3.7.2$Linux_X86_64 LibreOffice_project/30$Build-2</meta:generator>
  </office:meta>
</office:document-meta>
</file>